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9549" officeooo:paragraph-rsid="001a9549"/>
    </style:style>
    <style:style style:name="P2" style:family="paragraph" style:parent-style-name="Standard">
      <style:text-properties style:text-underline-style="solid" style:text-underline-width="auto" style:text-underline-color="font-color" fo:font-weight="bold" officeooo:rsid="001a9549" officeooo:paragraph-rsid="001a954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c8636" officeooo:paragraph-rsid="001c8636"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d1ef1" officeooo:paragraph-rsid="001d1ef1"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e5e0d" officeooo:paragraph-rsid="001e5e0d" style:font-weight-asian="bold" style:font-weight-complex="bold"/>
    </style:style>
    <style:style style:name="P6" style:family="paragraph" style:parent-style-name="Standard">
      <style:text-properties style:text-line-through-style="solid" style:text-line-through-type="single" style:text-underline-style="solid" style:text-underline-width="auto" style:text-underline-color="font-color" fo:font-weight="bold" officeooo:rsid="001e5e0d" officeooo:paragraph-rsid="001e5e0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a9549"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line-through-style="none" style:text-line-through-type="none"/>
    </style:style>
    <style:style style:name="T6" style:family="text">
      <style:text-properties style:text-line-through-style="none" style:text-line-through-type="none" style:text-underline-style="none"/>
    </style:style>
    <style:style style:name="T7" style:family="text">
      <style:text-properties style:text-line-through-style="none" style:text-line-through-type="none" style:text-underline-style="none" fo:font-weight="normal" style:font-weight-asian="normal" style:font-weight-complex="normal"/>
    </style:style>
    <style:style style:name="T8" style:family="text">
      <style:text-properties style:text-line-through-style="none" style:text-line-through-type="none" style:text-underline-style="none" fo:font-weight="normal" officeooo:rsid="001d1ef1" style:font-weight-asian="normal" style:font-weight-complex="normal"/>
    </style:style>
    <style:style style:name="T9" style:family="text">
      <style:text-properties style:text-line-through-style="none" style:text-line-through-type="none" style:text-underline-style="none" fo:font-weight="normal" officeooo:rsid="001fa1c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2"/><text:tab/><text:tab/><text:tab/><text:tab/><text:tab/> <text:span text:style-name="T1"><text:s/></text:span><text:span text:style-name="T2">Cookd Readme </text:span></text:p>
      <text:p text:style-name="Standard"><text:span text:style-name="T2"/></text:p>
      <text:p text:style-name="P1"><text:span text:style-name="T1">Introduction</text:span></text:p>
      <text:p text:style-name="P1"><text:span text:style-name="T4"><text:tab/>Cookd is a single-page Application designed to promote a healthier diet by reducing users dependency on take-out or delivery. Cookd reduces this dependency by allowing users to easily select ingredients they currently have in their kitchen to find recipes they can cook. Users can also see all recipes to search for desired recipes and plan meals and shopping trips.</text:span></text:p>
      <text:p text:style-name="P1"><text:span text:style-name="T4"/></text:p>
      <text:p text:style-name="P2">Usage</text:p>
      <text:p text:style-name="P2"><text:span text:style-name="T7"><text:tab/>Cookd is an easy to use S.P.A. that leads the user through easy to follow step-by-step instructions contained in divided sections.</text:span></text:p>
      <text:p text:style-name="P3"><text:span text:style-name="T6"/></text:p>
      <text:p text:style-name="P3"><text:span text:style-name="T6">Step 1: </text:span><text:span text:style-name="T7"><text:s/>Open the Cookd App on your browser or mobile device.</text:span></text:p>
      <text:p text:style-name="P3"><text:span text:style-name="T7"/></text:p>
      <text:p text:style-name="P3"><text:span text:style-name="T6">Step 2:</text:span><text:span text:style-name="T7"> Cookd S.P.A.’s welcome section starts open and leads to our social media links and user sign-up. </text:span></text:p>
      <text:p text:style-name="P3"><text:span text:style-name="T7"/></text:p>
      <text:p text:style-name="P3"><text:span text:style-name="T6">Step 3: </text:span><text:span text:style-name="T7">Click the bar ‘Ingredients’ to open the section then select ingredients you have in your kitchen. </text:span><text:span text:style-name="T8">The ‘</text:span><text:span text:style-name="T9">I</text:span><text:span text:style-name="T8">ngredients’ section is divided into various sections such as meats, dairy, etc.</text:span></text:p>
      <text:p text:style-name="P3"><text:span text:style-name="T8"/></text:p>
      <text:p text:style-name="P4"><text:span text:style-name="T6">Step 4: </text:span><text:span text:style-name="T7">After selecting ingredients, click on ‘Meals’ to expand the section that displays cards showing full matched meals, which are meals you have all the ingredients for, and partial matched meals, which are meals you have most of the primary ingredients for, <text:s/>but are missing secondary ingredients, such as spices.</text:span></text:p>
      <text:p text:style-name="P4"><text:span text:style-name="T7"/></text:p>
      <text:p text:style-name="P5"><text:span text:style-name="T6">Step 5:</text:span><text:span text:style-name="T7"> Select desired meal recipe. This will expand the section for the meal, showing the recipe and needed ingredients (if partial meal was selected).</text:span></text:p>
      <text:p text:style-name="P5"><text:span text:style-name="T7"/></text:p>
      <text:p text:style-name="P5"><text:span text:style-name="T6">Step 6:</text:span><text:span text:style-name="T7"> Enjoy cooking your favorite meal.</text:span></text:p>
      <text:p text:style-name="P5"><text:span text:style-name="T7"/></text:p>
      <text:p text:style-name="P5"><text:span text:style-name="T6">Step 7:</text:span><text:span text:style-name="T7"> If that meal isn’t a good fit, click back on ‘Meals’ bar to expand the display of meals and select a different meal recipe.</text:span></text:p>
      <text:p text:style-name="P5"><text:span text:style-name="T7"/></text:p>
      <text:p text:style-name="P5"><text:span text:style-name="T5">Other resources needed or recommended</text:span></text:p>
      <text:p text:style-name="P5"><text:span text:style-name="T7">-Taste buds</text:span></text:p>
      <text:p text:style-name="P6"><text:span text:style-name="T7">- Cooking utensils- pots, pans, bowls, plates, etc.</text:span></text:p>
      <text:p text:style-name="P6"><text:span text:style-name="T7">- If recipe requires heat to cook it: owning a stove, oven, or ability to create a campfire or trashcan fire will be helpful.</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05T10:27:45.072000000</meta:creation-date>
    <dc:date>2021-04-05T11:58:19.082000000</dc:date>
    <meta:editing-duration>PT4M33S</meta:editing-duration>
    <meta:editing-cycles>1</meta:editing-cycles>
    <meta:document-statistic meta:table-count="0" meta:image-count="0" meta:object-count="0" meta:page-count="1" meta:paragraph-count="16" meta:word-count="293" meta:character-count="1760" meta:non-whitespace-character-count="1468"/>
    <meta:generator>LibreOffice/6.4.2.2$Windows_X86_64 LibreOffice_project/4e471d8c02c9c90f512f7f9ead8875b57fcb1ec3</meta:generator>
  </office:meta>
</office:document-meta>
</file>